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25-10-14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25-07-28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25-04-10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25-01-21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24-10-04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24-07-01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24-04-0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24-01-2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23-10-19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23-07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23-04-13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23-01-18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22-10-0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22-07-20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22-04-1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22-01-04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21-10-1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21-07-13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21-04-22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21-01-28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20-10-26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20-07-27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20-01-0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9-10-10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9-07-02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9-04-0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9-01-29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8-10-11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8-07-24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8-04-25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8-01-26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7-10-30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7-07-2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7-04-24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7-01-1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6-10-0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6-07-13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6-04-12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6-01-20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5-10-12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5-07-2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5-04-08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5-01-20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4-10-10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4-08-13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4-04-1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4-01-15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3-04-2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3-02-11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2-03-07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1-12-08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1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1-06-07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1-03-02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0-09-29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0-06-10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10-03-17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09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09-09-14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09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09-03-12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07-12-06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07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06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06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06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06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05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05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05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05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05-01-10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04-09-2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04-06-15 2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04-03-11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03-09-09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03-06-05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03-03-20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02-08-26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02-06-10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02-03-13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01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01-09-07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01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01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00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00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2000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1999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1999-06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1999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1998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1998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1998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1997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1997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1997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1996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1996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1996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1996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6719</text:p>
          </table:table-cell>
          <table:table-cell office:value-type="string" calcext:value-type="string">
            <text:p>01N/04W-15ACC</text:p>
          </table:table-cell>
          <table:table-cell office:value-type="string" calcext:value-type="string">
            <text:p>1995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54" meta:object-count="0"/>
    <meta:user-defined meta:name="AppVersion">3.0</meta:user-defined>
  </office:meta>
</office:document-meta>
</file>